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0079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officeooo:rsid="00320ed7" officeooo:paragraph-rsid="00320ed7"/>
    </style:style>
    <style:style style:name="P15" style:family="paragraph" style:parent-style-name="Standard">
      <style:text-properties officeooo:rsid="00320ed7" officeooo:paragraph-rsid="0062fc8a"/>
    </style:style>
    <style:style style:name="P16" style:family="paragraph" style:parent-style-name="Standard">
      <style:text-properties officeooo:rsid="00320ed7" officeooo:paragraph-rsid="00700794"/>
    </style:style>
    <style:style style:name="P17" style:family="paragraph" style:parent-style-name="Standard">
      <style:text-properties officeooo:rsid="0033fc04" officeooo:paragraph-rsid="0033fc0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700794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700794"/>
    </style:style>
    <style:style style:name="P24" style:family="paragraph" style:parent-style-name="Standard">
      <style:text-properties officeooo:rsid="003eda82" officeooo:paragraph-rsid="003eda8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00794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700794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700794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1bbf0" officeooo:paragraph-rsid="0051bbf0"/>
    </style:style>
    <style:style style:name="P34" style:family="paragraph" style:parent-style-name="Standard">
      <style:text-properties officeooo:rsid="00583d83" officeooo:paragraph-rsid="00583d83"/>
    </style:style>
    <style:style style:name="P35" style:family="paragraph" style:parent-style-name="Standard">
      <style:text-properties officeooo:rsid="00267fa4" officeooo:paragraph-rsid="005c6fb9"/>
    </style:style>
    <style:style style:name="P36" style:family="paragraph" style:parent-style-name="Standard">
      <style:text-properties officeooo:rsid="00267fa4" officeooo:paragraph-rsid="005e704c"/>
    </style:style>
    <style:style style:name="P37" style:family="paragraph" style:parent-style-name="Table_20_Contents">
      <style:text-properties officeooo:rsid="006f35b3" officeooo:paragraph-rsid="006f35b3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700794"/>
    </style:style>
    <style:style style:name="P39" style:family="paragraph" style:parent-style-name="Standard" style:list-style-name="L1">
      <style:text-properties officeooo:rsid="00590ab2" officeooo:paragraph-rsid="00590ab2"/>
    </style:style>
    <style:style style:name="P40" style:family="paragraph" style:parent-style-name="Standard" style:list-style-name="L1">
      <style:text-properties officeooo:rsid="005af17e" officeooo:paragraph-rsid="005af17e"/>
    </style:style>
    <style:style style:name="P41" style:family="paragraph" style:parent-style-name="Standard" style:list-style-name="L2">
      <style:text-properties officeooo:paragraph-rsid="00531893"/>
    </style:style>
    <style:style style:name="P42" style:family="paragraph" style:parent-style-name="Standard" style:list-style-name="L2">
      <style:text-properties officeooo:paragraph-rsid="0051bbf0"/>
    </style:style>
    <style:style style:name="P43" style:family="paragraph" style:parent-style-name="Standard" style:list-style-name="L2">
      <style:text-properties officeooo:paragraph-rsid="00561ef7"/>
    </style:style>
    <style:style style:name="P44" style:family="paragraph" style:parent-style-name="Standard" style:list-style-name="L2">
      <style:text-properties officeooo:rsid="006405df" officeooo:paragraph-rsid="006405df"/>
    </style:style>
    <style:style style:name="P45" style:family="paragraph" style:parent-style-name="Standard" style:list-style-name="L2">
      <style:text-properties officeooo:rsid="00549bc8" officeooo:paragraph-rsid="00549bc8"/>
    </style:style>
    <style:style style:name="P46" style:family="paragraph" style:parent-style-name="Standard" style:list-style-name="L2">
      <style:text-properties officeooo:rsid="005801da" officeooo:paragraph-rsid="005801da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48" style:family="paragraph" style:parent-style-name="Standard">
      <style:text-properties officeooo:rsid="0051bbf0" officeooo:paragraph-rsid="0075ab86"/>
    </style:style>
    <style:style style:name="P49" style:family="paragraph" style:parent-style-name="Standard">
      <style:text-properties officeooo:rsid="0051bbf0" officeooo:paragraph-rsid="004ff51e"/>
    </style:style>
    <style:style style:name="P50" style:family="paragraph" style:parent-style-name="Standard">
      <style:text-properties officeooo:rsid="001e14a6" officeooo:paragraph-rsid="001e14a6"/>
    </style:style>
    <style:style style:name="P51" style:family="paragraph" style:parent-style-name="Table_20_Contents">
      <style:text-properties officeooo:rsid="0075ab86" officeooo:paragraph-rsid="0075ab86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e4bf3"/>
    </style:style>
    <style:style style:name="T61" style:family="text">
      <style:text-properties officeooo:rsid="00470150"/>
    </style:style>
    <style:style style:name="T62" style:family="text">
      <style:text-properties officeooo:rsid="006c3167"/>
    </style:style>
    <style:style style:name="T63" style:family="text">
      <style:text-properties officeooo:rsid="00700794"/>
    </style:style>
    <style:style style:name="T64" style:family="text">
      <style:text-properties officeooo:rsid="007311c7"/>
    </style:style>
    <style:style style:name="T65" style:family="text">
      <style:text-properties officeooo:rsid="0074601b"/>
    </style:style>
    <style:style style:name="T66" style:family="text">
      <style:text-properties officeooo:rsid="0075a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9</text:p>
          </table:table-cell>
        </table:table-row>
        <table:table-row table:style-name="Table1.4">
          <table:table-cell table:style-name="Table1.A1" office:value-type="string">
            <text:p text:style-name="P37">Cohort <text:span text:style-name="T63">ID</text:span>:</text:p>
          </table:table-cell>
          <table:table-cell table:style-name="Table1.A1" office:value-type="string">
            <text:p text:style-name="P11">6A<text:span text:style-name="T63">1</text:span></text:p>
          </table:table-cell>
        </table:table-row>
      </table:table>
      <text:p text:style-name="P2"/>
      <text:p text:style-name="P12">Description</text:p>
      <text:p text:style-name="P35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6"/>
      <text:p text:style-name="P36"><text:span text:style-name="T6">Major </text:span><text:span text:style-name="T10">elements of</text:span><text:span text:style-name="T6"> the course will include: <text:s/></text:span><text:span text:style-name="T9">i) </text:span><text:span text:style-name="T10">the conceptual framework for </text:span><text:span text:style-name="T47">the science of engineering</text:span><text:span text:style-name="T10">; ii) </text:span><text:span text:style-name="T47">the </text:span><text:span text:style-name="T48">structure, </text:span><text:span text:style-name="T55">function, and </text:span><text:span text:style-name="T48">dominant paradigm </text:span><text:span text:style-name="T47">of selected engineering disciplines</text:span><text:span text:style-name="T35">; </text:span><text:span text:style-name="T48">iii) the state of advanced and emerging technologies in </text:span><text:span text:style-name="T47">selected engineering disciplines</text:span><text:span text:style-name="T48">; </text:span><text:span text:style-name="T10">i</text:span><text:span text:style-name="T48">v</text:span><text:span text:style-name="T10">) the elements of style </text:span><text:span text:style-name="T11">and the use of standard conventions in </text:span><text:span text:style-name="T35">English</text:span><text:span text:style-name="T10">; </text:span><text:span text:style-name="T21">v) </text:span><text:span text:style-name="T19">a review of essential English grammatical structures;</text:span></text:p>
      <text:p text:style-name="P36"><text:span text:style-name="T11">v</text:span><text:span text:style-name="T48">i</text:span><text:span text:style-name="T11">) </text:span><text:span text:style-name="T34">Version Control Systems (VCSs) and </text:span><text:span text:style-name="T11">elements of quality assurance and quality control (QAQC) </text:span><text:span text:style-name="T36">applied to documents</text:span><text:span text:style-name="T11">; v</text:span><text:span text:style-name="T21">i</text:span><text:span text:style-name="T48">i</text:span><text:span text:style-name="T11">) </text:span><text:span text:style-name="T10"><text:s/></text:span><text:span text:style-name="T11">the professional use of Large Language Models (LLMs) in translation; vi</text:span><text:span text:style-name="T19">i</text:span><text:span text:style-name="T48">i</text:span><text:span text:style-name="T11">) </text:span><text:span text:style-name="T13">the direct translation of </text:span><text:span text:style-name="T48">engineering </text:span><text:span text:style-name="T60">texts and </text:span><text:span text:style-name="T13">document</text:span><text:span text:style-name="T36">s; </text:span><text:span text:style-name="T13">and </text:span><text:span text:style-name="T48">ix</text:span><text:span text:style-name="T36">) </text:span><text:span text:style-name="T14">the </text:span><text:span text:style-name="T13">production of </text:span><text:span text:style-name="T36">client </text:span><text:span text:style-name="T13">deliverables.</text:span></text:p>
      <text:p text:style-name="P2"/>
      <text:p text:style-name="P12">Scope</text:p>
      <text:p text:style-name="P14">1. <text:s/><text:span text:style-name="T24">Conceptual Framework for</text:span> <text:span text:style-name="T50">the Science of Engineering</text:span></text:p>
      <text:p text:style-name="P18">1.1 <text:s/><text:span text:style-name="T50">Historical Context</text:span></text:p>
      <text:p text:style-name="P19">1.2 <text:s/><text:span text:style-name="T50">Science vs. Engineering</text:span></text:p>
      <text:p text:style-name="P32">1.3 <text:s/><text:span text:style-name="T50">Major Engineering Disciplines</text:span></text:p>
      <text:p text:style-name="P14"/>
      <text:p text:style-name="P15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18">2.1 <text:s/><text:span text:style-name="T51">Thomas Kuhn’</text:span><text:span text:style-name="T57">s </text:span>“T<text:span text:style-name="T51">he Structure of Scientific Revolutions” </text:span></text:p>
      <text:p text:style-name="P20">2.2 <text:s/><text:span text:style-name="T51">Analysis of Selected Engineering Disciplines</text:span></text:p>
      <text:p text:style-name="P14"/>
      <text:p text:style-name="P14">3. <text:s/>The Elements of Style in Professional Writing</text:p>
      <text:p text:style-name="P18">3.1 <text:s/><text:span text:style-name="T23">Strunk and White’</text:span><text:span text:style-name="T26">s. “Elements of Style”</text:span></text:p>
      <text:p text:style-name="P21">3.2 <text:s/>Developing a Professional Voice</text:p>
      <text:p text:style-name="P24"/>
      <text:p text:style-name="P24">4. <text:s/>Review of Essential English Grammar</text:p>
      <text:p text:style-name="P25">4.1 <text:s/>Murphy’s, “English Grammar in Use”</text:p>
      <text:p text:style-name="P25">4.2 <text:s/><text:span text:style-name="T37">The Yale Graduate Writing Center</text:span></text:p>
      <text:p text:style-name="P24"/>
      <text:p text:style-name="P16">5. <text:s/>Document QAQC and Version Control Systems</text:p>
      <text:p text:style-name="P22">5.1 <text:s/>Fundamental <text:span text:style-name="T24">Concepts </text:span>of QAQC</text:p>
      <text:p text:style-name="P23">5.1.1 <text:s/>Introduction to Docume<text:span text:style-name="T24">nt</text:span> QAQC</text:p>
      <text:p text:style-name="P23">5.1.2 <text:s/><text:span text:style-name="T24">Fram</text:span><text:span text:style-name="T34">e</text:span><text:span text:style-name="T24">works for Document QAQC</text:span></text:p>
      <text:p text:style-name="P22">5.2 <text:s/>Introduction to Version Control Systems (V<text:span text:style-name="T24">CSs</text:span>)</text:p>
      <text:p text:style-name="P23">5.<text:span text:style-name="T27">2.1</text:span> <text:s/>Git and Github</text:p>
      <text:p text:style-name="P23"><text:soft-page-break/>5.<text:span text:style-name="T27">2.2</text:span> <text:s/>Installation of Git</text:p>
      <text:p text:style-name="P23">5.<text:span text:style-name="T27">2.3 <text:s/></text:span><text:span text:style-name="T25">Account setup in Github</text:span></text:p>
      <text:p text:style-name="P23">5.<text:span text:style-name="T27">2.4</text:span> <text:s/><text:span text:style-name="T25">Git </text:span><text:span text:style-name="T34">VCS </text:span>Workflow</text:p>
      <text:p text:style-name="P16"/>
      <text:p text:style-name="P16"><text:span text:style-name="T28">6</text:span>. <text:span text:style-name="T20">Introduction to the Professional Use of LLMs in Translation</text:span></text:p>
      <text:p text:style-name="P6"><text:span text:style-name="T29">6.1 Professional Translators in the 21</text:span><text:span text:style-name="T30">st</text:span><text:span text:style-name="T29"> century</text:span></text:p>
      <text:p text:style-name="P6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26">6.3 <text:s/><text:span text:style-name="T59">Application Programmer Interfaces (</text:span><text:span text:style-name="T61">APIs</text:span><text:span text:style-name="T59">)</text:span><text:span text:style-name="T61">, </text:span><text:span text:style-name="T59">Software Development Kits (</text:span><text:span text:style-name="T61">SDKs</text:span><text:span text:style-name="T59">) </text:span><text:span text:style-name="T61">, and </text:span><text:span text:style-name="T59">Integrated Development Environments (</text:span><text:span text:style-name="T61">IDEs</text:span><text:span text:style-name="T59">)</text:span></text:p>
      <text:p text:style-name="P27">6.4 <text:s/><text:span text:style-name="T62">API-Based Translation</text:span></text:p>
      <text:p text:style-name="P28">6.4.1 <text:s/>Python</text:p>
      <text:p text:style-name="P28">6.4.2 <text:s/>Cloud Translation API (Google <text:span text:style-name="T59">LLM</text:span>)</text:p>
      <text:p text:style-name="P38">6.4.3 <text:s/><text:span text:style-name="T32">Open AI Translator API (GPT3.5 or GPT4.0)</text:span></text:p>
      <text:p text:style-name="P14"/>
      <text:p text:style-name="P17"><text:span text:style-name="T28">7</text:span>. <text:span text:style-name="T22">Document Translation</text:span></text:p>
      <text:p text:style-name="P31">7.1 <text:s/><text:span text:style-name="T52">Academic T</text:span><text:span text:style-name="T37">exts </text:span><text:span text:style-name="T52">and Papers</text:span></text:p>
      <text:p text:style-name="P32">7.2 <text:s/><text:span text:style-name="T53">Manuals and Standard Operating Procedures (SOPs)</text:span></text:p>
      <text:p text:style-name="P32">7.3 <text:s/><text:span text:style-name="T53">Request for Proposals (RFPs) and Proposals</text:span></text:p>
      <text:p text:style-name="P32">7.4 <text:s/><text:span text:style-name="T53">Analytical Evaluations, White Papers, and Lab Reports </text:span></text:p>
      <text:p text:style-name="P30"/>
      <text:p text:style-name="P29"><text:span text:style-name="T37">8. Production of </text:span>Client Deliverables</text:p>
      <text:p text:style-name="P3"/>
      <text:p text:style-name="P13">Expectations</text:p>
      <text:p text:style-name="P34">Students will be expected to:</text:p>
      <text:list xml:id="list3640773665" text:style-name="L1">
        <text:list-item>
          <text:p text:style-name="P39">Attend all classes on time</text:p>
        </text:list-item>
        <text:list-item>
          <text:p text:style-name="P39">Be prepared to take notes and access materials on-line</text:p>
        </text:list-item>
        <text:list-item>
          <text:p text:style-name="P39">Participate in all class activities, including discussions and presentations</text:p>
        </text:list-item>
        <text:list-item>
          <text:p text:style-name="P40">Complete all assignments, quizzes, and the final exam</text:p>
        </text:list-item>
      </text:list>
      <text:p text:style-name="P3"/>
      <text:p text:style-name="P13">Exit Criteria</text:p>
      <text:p text:style-name="P5"><text:span text:style-name="T38">Upon the successful completion of the course the student will </text:span><text:span text:style-name="T39">be able to:</text:span></text:p>
      <text:list xml:id="list1459814400" text:style-name="L2">
        <text:list-item>
          <text:p text:style-name="P41"><text:span text:style-name="T40">Demonstrate a basic understanding of the </text:span><text:span text:style-name="T54">science of engineering</text:span></text:p>
        </text:list-item>
        <text:list-item>
          <text:p text:style-name="P44">Analyze selected engineering disciplines for their structure, function, and dominant paradigm</text:p>
        </text:list-item>
        <text:list-item>
          <text:p text:style-name="P42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2">Apply <text:span text:style-name="T41">the principles of QAQC to document production by using a VCS </text:span></text:p>
        </text:list-item>
        <text:list-item>
          <text:p text:style-name="P45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3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46">Produce professional quality client deliverable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7"><text:span text:style-name="T66">Interim </text:span>Evalua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7"><text:span text:style-name="T66">Final </text:span>Evaluation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48">Daily Work and Participation<text:tab/></text:p>
          </table:table-cell>
          <table:table-cell table:style-name="Table2.A1" office:value-type="string">
            <text:p text:style-name="P51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8"><text:span text:style-name="T66">Av. </text:span>Daily Work and Participation<text:tab/></text:p>
          </table:table-cell>
          <table:table-cell table:style-name="Table2.A1" office:value-type="string">
            <text:p text:style-name="P51">10%</text:p>
          </table:table-cell>
        </table:table-row>
        <table:table-row>
          <table:table-cell table:style-name="Table2.A1" office:value-type="string">
            <text:p text:style-name="P51">Homework</text:p>
          </table:table-cell>
          <table:table-cell table:style-name="Table2.A1" office:value-type="string">
            <text:p text:style-name="P51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51">Av. Homework</text:p>
          </table:table-cell>
          <table:table-cell table:style-name="Table2.A1" office:value-type="string">
            <text:p text:style-name="P51">30 %</text:p>
          </table:table-cell>
        </table:table-row>
        <table:table-row>
          <table:table-cell table:style-name="Table2.A1" office:value-type="string">
            <text:p text:style-name="P51">Interim Exam</text:p>
          </table:table-cell>
          <table:table-cell table:style-name="Table2.A1" office:value-type="string">
            <text:p text:style-name="P51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51">Av. Interim Exams</text:p>
          </table:table-cell>
          <table:table-cell table:style-name="Table2.A1" office:value-type="string">
            <text:p text:style-name="P51">30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51">Final Exam</text:p>
          </table:table-cell>
          <table:table-cell table:style-name="Table2.A1" office:value-type="string">
            <text:p text:style-name="P51">30 %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2T20:44:28.334140827</dc:date>
    <meta:editing-duration>PT9H6M34S</meta:editing-duration>
    <meta:editing-cycles>63</meta:editing-cycles>
    <meta:generator>LibreOffice/7.3.7.2$Linux_X86_64 LibreOffice_project/30$Build-2</meta:generator>
    <meta:document-statistic meta:table-count="2" meta:image-count="1" meta:object-count="0" meta:page-count="3" meta:paragraph-count="82" meta:word-count="615" meta:character-count="4150" meta:non-whitespace-character-count="3586"/>
  </office:meta>
</office:document-meta>
</file>